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y-connected-mnist-average" table:style-name="ta1"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name-uni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ak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output-lines / neurons</text:p>
          </table:table-cell>
          <table:table-cell office:value-type="string" calcext:value-type="string">
            <text:p>output-line-fanout</text:p>
          </table:table-cell>
          <table:table-cell office:value-type="string" calcext:value-type="string">
            <text:p>input-lines</text:p>
          </table:table-cell>
          <table:table-cell office:value-type="string" calcext:value-type="string">
            <text:p>crossbar-connections-per-input</text:p>
          </table:table-cell>
          <table:table-cell office:value-type="string" calcext:value-type="string">
            <text:p>input-spikes</text:p>
          </table:table-cell>
          <table:table-cell office:value-type="string" calcext:value-type="string">
            <text:p>total-connections (x’s)</text:p>
          </table:table-cell>
          <table:table-cell table:number-columns-repeated="2"/>
          <table:table-cell office:value-type="string" calcext:value-type="string">
            <text:p>out-synapse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float" office:value="666.9821" calcext:value-type="float">
            <text:p>666.9821</text:p>
          </table:table-cell>
          <table:table-cell office:value-type="float" office:value="69454.5113" calcext:value-type="float">
            <text:p>69454.5113</text:p>
          </table:table-cell>
          <table:table-cell office:value-type="float" office:value="337.2803" calcext:value-type="float">
            <text:p>337.2803</text:p>
          </table:table-cell>
          <table:table-cell table:number-columns-repeated="8"/>
          <table:table-cell office:value-type="float" office:value="185.621262458472" calcext:value-type="float">
            <text:p>185.62126245847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0:783]</text:p>
          </table:table-cell>
          <table:table-cell/>
          <table:table-cell table:number-columns-repeated="3" office:value-type="float" office:value="247.1969" calcext:value-type="float">
            <text:p>247.1969</text:p>
          </table:table-cell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84:1039]</text:p>
          </table:table-cell>
          <table:table-cell office:value-type="string" calcext:value-type="string">
            <text:p>full</text:p>
          </table:table-cell>
          <table:table-cell office:value-type="float" office:value="256" calcext:value-type="float">
            <text:p>256</text:p>
          </table:table-cell>
          <table:table-cell office:value-type="float" office:value="63282.4064" calcext:value-type="float">
            <text:p>63282.4064</text:p>
          </table:table-cell>
          <table:table-cell office:value-type="float" office:value="73.147" calcext:value-type="float">
            <text:p>73.147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F3]" office:value-type="float" office:value="784" calcext:value-type="float">
            <text:p>784</text:p>
          </table:table-cell>
          <table:table-cell table:formula="of:=[.K4]/[.H4]" office:value-type="float" office:value="256" calcext:value-type="float">
            <text:p>256</text:p>
          </table:table-cell>
          <table:table-cell table:formula="of:=[.E3]" office:value-type="float" office:value="247.1969" calcext:value-type="float">
            <text:p>247.1969</text:p>
          </table:table-cell>
          <table:table-cell table:formula="of:=1*[.F3]*[.N3]/[.G3]" office:value-type="float" office:value="200704" calcext:value-type="float">
            <text:p>20070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1040:1103]</text:p>
          </table:table-cell>
          <table:table-cell office:value-type="string" calcext:value-type="string">
            <text:p>full</text:p>
          </table:table-cell>
          <table:table-cell office:value-type="float" office:value="63.9552" calcext:value-type="float">
            <text:p>63.9552</text:p>
          </table:table-cell>
          <table:table-cell office:value-type="float" office:value="4681.408" calcext:value-type="float">
            <text:p>4681.408</text:p>
          </table:table-cell>
          <table:table-cell office:value-type="float" office:value="12.435" calcext:value-type="float">
            <text:p>12.43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F4]" office:value-type="float" office:value="256" calcext:value-type="float">
            <text:p>256</text:p>
          </table:table-cell>
          <table:table-cell table:formula="of:=[.K5]/[.H5]" office:value-type="float" office:value="64" calcext:value-type="float">
            <text:p>64</text:p>
          </table:table-cell>
          <table:table-cell table:formula="of:=[.E4]" office:value-type="float" office:value="73.147" calcext:value-type="float">
            <text:p>73.147</text:p>
          </table:table-cell>
          <table:table-cell table:formula="of:=1*[.F4]*[.N4]/[.G4]" office:value-type="float" office:value="16384" calcext:value-type="float">
            <text:p>1638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1104:1203]</text:p>
          </table:table-cell>
          <table:table-cell office:value-type="string" calcext:value-type="string">
            <text:p>full</text:p>
          </table:table-cell>
          <table:table-cell office:value-type="float" office:value="99.83" calcext:value-type="float">
            <text:p>99.83</text:p>
          </table:table-cell>
          <table:table-cell office:value-type="float" office:value="1243.5" calcext:value-type="float">
            <text:p>1243.5</text:p>
          </table:table-cell>
          <table:table-cell office:value-type="float" office:value="4.5014" calcext:value-type="float">
            <text:p>4.501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F5]" office:value-type="float" office:value="64" calcext:value-type="float">
            <text:p>64</text:p>
          </table:table-cell>
          <table:table-cell table:formula="of:=[.K6]/[.H6]" office:value-type="float" office:value="100" calcext:value-type="float">
            <text:p>100</text:p>
          </table:table-cell>
          <table:table-cell table:formula="of:=[.E5]" office:value-type="float" office:value="12.435" calcext:value-type="float">
            <text:p>12.435</text:p>
          </table:table-cell>
          <table:table-cell table:formula="of:=1*[.F5]*[.N5]/[.G5]" office:value-type="float" office:value="6400" calcext:value-type="float">
            <text:p>64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 style:data-style-name="N2" text:time-value="16:02:36.77970634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23T16:02:44.794565670</dc:date>
    <dc:creator>Elkin Cruz</dc:creator>
    <meta:editing-duration>PT34M26S</meta:editing-duration>
    <meta:editing-cycles>5</meta:editing-cycles>
    <meta:generator>LibreOffice/7.2.3.2$Linux_X86_64 LibreOffice_project/20$Build-2</meta:generator>
    <meta:document-statistic meta:table-count="1" meta:cell-count="60" meta:object-count="0"/>
  </office:meta>
</office:document-meta>
</file>